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Strong_20_Emphasis">Guacamole</text:span><text:line-break/>2 ripe Hass avocados <text:line-break/>1 tablespoon finely chopped fresh cilantro<text:line-break/>2 teaspoons fresh lime juice<text:line-break/>1 teaspoon minced garlic<text:line-break/>½ teaspoon kosher salt<text:line-break/>¼ teaspoon freshly ground black pepper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08-04-18T11:14:24</meta:creation-date>
    <dc:date>2008-04-18T11:14:44</dc:date>
    <meta:editing-cycles>1</meta:editing-cycles>
    <meta:editing-duration>PT2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28" meta:character-count="191"/>
  </office:meta>
</office:document-meta>
</file>